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ourierNew" svg:font-family="CourierNew"/>
    <style:font-face style:name="CourierNew1" svg:font-family="CourierNew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e1f22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e1f22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2" style:family="text">
      <style:text-properties fo:color="#000000" loext:opacity="100%" style:font-name="Arial1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7a7e85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4" style:family="text">
      <style:text-properties fo:color="#cf8e6d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5" style:family="text">
      <style:text-properties fo:color="#56a8f5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6" style:family="text">
      <style:text-properties fo:color="#bcbec4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7" style:family="text">
      <style:text-properties fo:color="#8888c6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8" style:family="text">
      <style:text-properties fo:color="#6aab73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style:style style:name="T9" style:family="text">
      <style:text-properties fo:color="#2aacb8" loext:opacity="100%" style:font-name="CourierNew" fo:font-size="11pt" fo:font-weight="bold" style:font-size-asian="11pt" style:font-weight-asian="bold" style:font-name-complex="CourierNew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11.253cm" svg:viewBox="0 0 15946 530" draw:points="0,0 15946,0 15946,530 0,530">
          <text:p/>
        </draw:polygon>
        <draw:polygon draw:style-name="gr2" draw:text-style-name="P2" draw:layer="layout" svg:width="15.945cm" svg:height="0.529cm" svg:x="2.54cm" svg:y="11.782cm" svg:viewBox="0 0 15946 530" draw:points="0,0 15946,0 15946,530 0,530">
          <text:p/>
        </draw:polygon>
        <draw:polygon draw:style-name="gr2" draw:text-style-name="P2" draw:layer="layout" svg:width="15.945cm" svg:height="0.529cm" svg:x="2.54cm" svg:y="12.276cm" svg:viewBox="0 0 15946 530" draw:points="0,0 15946,0 15946,530 0,530">
          <text:p/>
        </draw:polygon>
        <draw:polygon draw:style-name="gr2" draw:text-style-name="P2" draw:layer="layout" svg:width="15.945cm" svg:height="0.529cm" svg:x="2.54cm" svg:y="12.77cm" svg:viewBox="0 0 15946 530" draw:points="0,0 15946,0 15946,530 0,530">
          <text:p/>
        </draw:polygon>
        <draw:polygon draw:style-name="gr2" draw:text-style-name="P2" draw:layer="layout" svg:width="15.945cm" svg:height="0.529cm" svg:x="2.54cm" svg:y="13.299cm" svg:viewBox="0 0 15946 530" draw:points="0,0 15946,0 15946,530 0,530">
          <text:p/>
        </draw:polygon>
        <draw:polygon draw:style-name="gr2" draw:text-style-name="P2" draw:layer="layout" svg:width="15.945cm" svg:height="0.529cm" svg:x="2.54cm" svg:y="13.793cm" svg:viewBox="0 0 15946 530" draw:points="0,0 15946,0 15946,530 0,530">
          <text:p/>
        </draw:polygon>
        <draw:polygon draw:style-name="gr2" draw:text-style-name="P2" draw:layer="layout" svg:width="15.945cm" svg:height="0.529cm" svg:x="2.54cm" svg:y="14.287cm" svg:viewBox="0 0 15946 530" draw:points="0,0 15946,0 15946,530 0,530">
          <text:p/>
        </draw:polygon>
        <draw:polygon draw:style-name="gr2" draw:text-style-name="P2" draw:layer="layout" svg:width="15.945cm" svg:height="0.529cm" svg:x="2.54cm" svg:y="14.816cm" svg:viewBox="0 0 15946 530" draw:points="0,0 15946,0 15946,530 0,530">
          <text:p/>
        </draw:polygon>
        <draw:polygon draw:style-name="gr2" draw:text-style-name="P2" draw:layer="layout" svg:width="15.945cm" svg:height="0.529cm" svg:x="2.54cm" svg:y="15.31cm" svg:viewBox="0 0 15946 530" draw:points="0,0 15946,0 15946,530 0,530">
          <text:p/>
        </draw:polygon>
        <draw:polygon draw:style-name="gr2" draw:text-style-name="P2" draw:layer="layout" svg:width="15.945cm" svg:height="0.529cm" svg:x="2.54cm" svg:y="15.804cm" svg:viewBox="0 0 15946 530" draw:points="0,0 15946,0 15946,530 0,530">
          <text:p/>
        </draw:polygon>
        <draw:polygon draw:style-name="gr2" draw:text-style-name="P2" draw:layer="layout" svg:width="15.945cm" svg:height="0.529cm" svg:x="2.54cm" svg:y="16.333cm" svg:viewBox="0 0 15946 530" draw:points="0,0 15946,0 15946,530 0,530">
          <text:p/>
        </draw:polygon>
        <draw:polygon draw:style-name="gr2" draw:text-style-name="P2" draw:layer="layout" svg:width="15.945cm" svg:height="0.529cm" svg:x="2.54cm" svg:y="16.827cm" svg:viewBox="0 0 15946 530" draw:points="0,0 15946,0 15946,530 0,530">
          <text:p/>
        </draw:polygon>
        <draw:polygon draw:style-name="gr2" draw:text-style-name="P2" draw:layer="layout" svg:width="15.945cm" svg:height="0.529cm" svg:x="2.54cm" svg:y="17.321cm" svg:viewBox="0 0 15946 530" draw:points="0,0 15946,0 15946,530 0,530">
          <text:p/>
        </draw:polygon>
        <draw:polygon draw:style-name="gr2" draw:text-style-name="P2" draw:layer="layout" svg:width="15.945cm" svg:height="0.564cm" svg:x="2.54cm" svg:y="17.85cm" svg:viewBox="0 0 15946 565" draw:points="0,0 15946,0 15946,565 0,565">
          <text:p/>
        </draw:polygon>
        <draw:polygon draw:style-name="gr2" draw:text-style-name="P2" draw:layer="layout" svg:width="15.945cm" svg:height="0.529cm" svg:x="2.54cm" svg:y="18.344cm" svg:viewBox="0 0 15946 530" draw:points="0,0 15946,0 15946,530 0,530">
          <text:p/>
        </draw:polygon>
        <draw:polygon draw:style-name="gr2" draw:text-style-name="P2" draw:layer="layout" svg:width="15.945cm" svg:height="0.529cm" svg:x="2.54cm" svg:y="18.838cm" svg:viewBox="0 0 15946 530" draw:points="0,0 15946,0 15946,530 0,530">
          <text:p/>
        </draw:polygon>
        <draw:polygon draw:style-name="gr2" draw:text-style-name="P2" draw:layer="layout" svg:width="15.945cm" svg:height="0.529cm" svg:x="2.54cm" svg:y="19.367cm" svg:viewBox="0 0 15946 530" draw:points="0,0 15946,0 15946,530 0,530">
          <text:p/>
        </draw:polygon>
        <draw:polygon draw:style-name="gr2" draw:text-style-name="P2" draw:layer="layout" svg:width="15.945cm" svg:height="0.529cm" svg:x="2.54cm" svg:y="19.861cm" svg:viewBox="0 0 15946 530" draw:points="0,0 15946,0 15946,530 0,530">
          <text:p/>
        </draw:polygon>
        <draw:polygon draw:style-name="gr2" draw:text-style-name="P2" draw:layer="layout" svg:width="15.945cm" svg:height="0.529cm" svg:x="2.54cm" svg:y="20.355cm" svg:viewBox="0 0 15946 530" draw:points="0,0 15946,0 15946,530 0,530">
          <text:p/>
        </draw:polygon>
        <draw:polygon draw:style-name="gr2" draw:text-style-name="P2" draw:layer="layout" svg:width="15.945cm" svg:height="0.529cm" svg:x="2.54cm" svg:y="20.884cm" svg:viewBox="0 0 15946 530" draw:points="0,0 15946,0 15946,530 0,530">
          <text:p/>
        </draw:polygon>
        <draw:polygon draw:style-name="gr2" draw:text-style-name="P2" draw:layer="layout" svg:width="15.945cm" svg:height="0.529cm" svg:x="2.54cm" svg:y="21.378cm" svg:viewBox="0 0 15946 530" draw:points="0,0 15946,0 15946,530 0,530">
          <text:p/>
        </draw:polygon>
        <draw:polygon draw:style-name="gr2" draw:text-style-name="P2" draw:layer="layout" svg:width="15.945cm" svg:height="0.529cm" svg:x="2.54cm" svg:y="21.872cm" svg:viewBox="0 0 15946 530" draw:points="0,0 15946,0 15946,530 0,530">
          <text:p/>
        </draw:polygon>
        <draw:polygon draw:style-name="gr2" draw:text-style-name="P2" draw:layer="layout" svg:width="15.945cm" svg:height="0.529cm" svg:x="2.54cm" svg:y="22.401cm" svg:viewBox="0 0 15946 530" draw:points="0,0 15946,0 15946,530 0,530">
          <text:p/>
        </draw:polygon>
        <draw:polygon draw:style-name="gr2" draw:text-style-name="P2" draw:layer="layout" svg:width="15.945cm" svg:height="0.529cm" svg:x="2.54cm" svg:y="22.895cm" svg:viewBox="0 0 15946 530" draw:points="0,0 15946,0 15946,530 0,530">
          <text:p/>
        </draw:polygon>
        <draw:polygon draw:style-name="gr2" draw:text-style-name="P2" draw:layer="layout" svg:width="15.945cm" svg:height="0.529cm" svg:x="2.54cm" svg:y="23.389cm" svg:viewBox="0 0 15946 530" draw:points="0,0 15946,0 15946,530 0,530">
          <text:p/>
        </draw:polygon>
        <draw:polygon draw:style-name="gr2" draw:text-style-name="P2" draw:layer="layout" svg:width="15.945cm" svg:height="0.529cm" svg:x="2.54cm" svg:y="23.918cm" svg:viewBox="0 0 15946 530" draw:points="0,0 15946,0 15946,530 0,530">
          <text:p/>
        </draw:polygon>
        <draw:polygon draw:style-name="gr2" draw:text-style-name="P2" draw:layer="layout" svg:width="15.945cm" svg:height="0.529cm" svg:x="2.54cm" svg:y="24.412cm" svg:viewBox="0 0 15946 530" draw:points="0,0 15946,0 15946,530 0,530">
          <text:p/>
        </draw:polygon>
        <draw:frame draw:style-name="gr3" draw:text-style-name="P4" draw:layer="layout" svg:width="7.952cm" svg:height="0.433cm" svg:x="11.766cm" svg:y="2.553cm">
          <draw:text-box>
            <text:p text:style-name="P3"><text:span text:style-name="T1">Студент группы ИС-27 Цотниашвили Давид</text:span></text:p>
          </draw:text-box>
        </draw:frame>
        <draw:frame draw:style-name="gr3" draw:text-style-name="P4" draw:layer="layout" svg:width="5.319cm" svg:height="0.433cm" svg:x="2.54cm" svg:y="3.066cm">
          <draw:text-box>
            <text:p text:style-name="P3"><text:span text:style-name="T2">Практическое задание №13</text:span></text:p>
          </draw:text-box>
        </draw:frame>
        <draw:frame draw:style-name="gr3" draw:text-style-name="P4" draw:layer="layout" svg:width="12.677cm" svg:height="0.433cm" svg:x="2.54cm" svg:y="4.092cm">
          <draw:text-box>
            <text:p text:style-name="P3"><text:span text:style-name="T2">Тема:</text:span><text:span text:style-name="T1"> составление программ с матрицами в IDEPyCharmCommunity..</text:span></text:p>
          </draw:text-box>
        </draw:frame>
        <draw:frame draw:style-name="gr3" draw:text-style-name="P4" draw:layer="layout" svg:width="14.205cm" svg:height="0.433cm" svg:x="2.54cm" svg:y="5.119cm">
          <draw:text-box>
            <text:p text:style-name="P3"><text:span text:style-name="T2">Цель:</text:span><text:span text:style-name="T1"> закрепить усвоенные знания, понятия, алгоритмы, основные принципы</text:span></text:p>
          </draw:text-box>
        </draw:frame>
        <draw:frame draw:style-name="gr3" draw:text-style-name="P4" draw:layer="layout" svg:width="15.89cm" svg:height="0.433cm" svg:x="2.54cm" svg:y="5.632cm">
          <draw:text-box>
            <text:p text:style-name="P3"><text:span text:style-name="T1">составления программ, приобрести навыки составление программ с использованием с</text:span></text:p>
          </draw:text-box>
        </draw:frame>
        <draw:frame draw:style-name="gr3" draw:text-style-name="P4" draw:layer="layout" svg:width="6.314cm" svg:height="0.433cm" svg:x="2.54cm" svg:y="6.145cm">
          <draw:text-box>
            <text:p text:style-name="P3"><text:span text:style-name="T1">матриц в IDE PyCharm Community.</text:span></text:p>
          </draw:text-box>
        </draw:frame>
        <draw:frame draw:style-name="gr3" draw:text-style-name="P4" draw:layer="layout" svg:width="14.7cm" svg:height="0.433cm" svg:x="2.54cm" svg:y="7.171cm">
          <draw:text-box>
            <text:p text:style-name="P3"><text:span text:style-name="T2">Постановка задачи: 1.</text:span><text:span text:style-name="T1"> В матрице элементы столбца N (N задать с клавиатуры)</text:span></text:p>
          </draw:text-box>
        </draw:frame>
        <draw:frame draw:style-name="gr3" draw:text-style-name="P4" draw:layer="layout" svg:width="14.476cm" svg:height="0.433cm" svg:x="2.54cm" svg:y="7.684cm">
          <draw:text-box>
            <text:p text:style-name="P3"><text:span text:style-name="T1">увеличить в два раза.</text:span><text:span text:style-name="T2"> 2.</text:span><text:span text:style-name="T1"> В матрице элементы последней строки заменить на 0.</text:span></text:p>
          </draw:text-box>
        </draw:frame>
        <draw:frame draw:style-name="gr3" draw:text-style-name="P4" draw:layer="layout" svg:width="5.37cm" svg:height="0.433cm" svg:x="2.54cm" svg:y="9.224cm">
          <draw:text-box>
            <text:p text:style-name="P3"><text:span text:style-name="T2">Тип алгоритма:</text:span><text:span text:style-name="T1"> циклический</text:span></text:p>
          </draw:text-box>
        </draw:frame>
        <draw:frame draw:style-name="gr3" draw:text-style-name="P4" draw:layer="layout" svg:width="3.533cm" svg:height="0.433cm" svg:x="2.54cm" svg:y="10.25cm">
          <draw:text-box>
            <text:p text:style-name="P3"><text:span text:style-name="T2">Текст программы:</text:span></text:p>
          </draw:text-box>
        </draw:frame>
        <draw:frame draw:style-name="gr3" draw:text-style-name="P4" draw:layer="layout" svg:width="0.387cm" svg:height="0.433cm" svg:x="2.54cm" svg:y="10.763cm">
          <draw:text-box>
            <text:p text:style-name="P3"><text:span text:style-name="T2">1)</text:span></text:p>
          </draw:text-box>
        </draw:frame>
        <draw:frame draw:style-name="gr3" draw:text-style-name="P4" draw:layer="layout" svg:width="15.136cm" svg:height="0.446cm" svg:x="2.54cm" svg:y="11.264cm">
          <draw:text-box>
            <text:p text:style-name="P3"><text:span text:style-name="T3">#В матрице элементы столбца N (N задать с клавиатуры) увеличить в</text:span></text:p>
          </draw:text-box>
        </draw:frame>
        <draw:frame draw:style-name="gr3" draw:text-style-name="P4" draw:layer="layout" svg:width="2.098cm" svg:height="0.446cm" svg:x="2.54cm" svg:y="11.769cm">
          <draw:text-box>
            <text:p text:style-name="P3"><text:span text:style-name="T3">два раза.</text:span></text:p>
          </draw:text-box>
        </draw:frame>
        <draw:frame draw:style-name="gr3" draw:text-style-name="P4" draw:layer="layout" svg:width="6.988cm" svg:height="0.446cm" svg:x="2.54cm" svg:y="12.275cm">
          <draw:text-box>
            <text:p text:style-name="P3"><text:span text:style-name="T4">def</text:span><text:span text:style-name="T5"> input_matrix_dimensions</text:span><text:span text:style-name="T6">():</text:span></text:p>
          </draw:text-box>
        </draw:frame>
        <draw:frame draw:style-name="gr3" draw:text-style-name="P4" draw:layer="layout" svg:width="12.808cm" svg:height="0.446cm" svg:x="3.238cm" svg:y="12.78cm">
          <draw:text-box>
            <text:p text:style-name="P3"><text:span text:style-name="T6">rows =</text:span><text:span text:style-name="T7"> int</text:span><text:span text:style-name="T6">(</text:span><text:span text:style-name="T7">input</text:span><text:span text:style-name="T6">(</text:span><text:span text:style-name="T8">"Введите количество строк матрицы: "</text:span><text:span text:style-name="T6">))</text:span></text:p>
          </draw:text-box>
        </draw:frame>
        <draw:frame draw:style-name="gr3" draw:text-style-name="P4" draw:layer="layout" svg:width="13.507cm" svg:height="0.446cm" svg:x="3.238cm" svg:y="13.286cm">
          <draw:text-box>
            <text:p text:style-name="P3"><text:span text:style-name="T6">cols =</text:span><text:span text:style-name="T7"> int</text:span><text:span text:style-name="T6">(</text:span><text:span text:style-name="T7">input</text:span><text:span text:style-name="T6">(</text:span><text:span text:style-name="T8">"Введите количество столбцов матрицы: "</text:span><text:span text:style-name="T6">))</text:span></text:p>
          </draw:text-box>
        </draw:frame>
        <draw:frame draw:style-name="gr3" draw:text-style-name="P4" draw:layer="layout" svg:width="14.205cm" svg:height="0.446cm" svg:x="3.238cm" svg:y="13.791cm">
          <draw:text-box>
            <text:p text:style-name="P3"><text:span text:style-name="T6">n =</text:span><text:span text:style-name="T7"> int</text:span><text:span text:style-name="T6">(</text:span><text:span text:style-name="T7">input</text:span><text:span text:style-name="T6">(</text:span><text:span text:style-name="T8">"Введите номер столбца (отсчет начинается с 0),</text:span></text:p>
          </draw:text-box>
        </draw:frame>
        <draw:frame draw:style-name="gr3" draw:text-style-name="P4" draw:layer="layout" svg:width="6.289cm" svg:height="0.446cm" svg:x="2.54cm" svg:y="14.297cm">
          <draw:text-box>
            <text:p text:style-name="P3"><text:span text:style-name="T8">который нужно изменить: "</text:span><text:span text:style-name="T6">))</text:span></text:p>
          </draw:text-box>
        </draw:frame>
        <draw:frame draw:style-name="gr3" draw:text-style-name="P4" draw:layer="layout" svg:width="4.659cm" svg:height="0.446cm" svg:x="3.238cm" svg:y="14.802cm">
          <draw:text-box>
            <text:p text:style-name="P3"><text:span text:style-name="T4">return</text:span><text:span text:style-name="T6"> rows, cols, n</text:span></text:p>
          </draw:text-box>
        </draw:frame>
        <draw:frame draw:style-name="gr3" draw:text-style-name="P4" draw:layer="layout" svg:width="6.755cm" svg:height="0.446cm" svg:x="2.54cm" svg:y="15.813cm">
          <draw:text-box>
            <text:p text:style-name="P3"><text:span text:style-name="T4">def</text:span><text:span text:style-name="T5"> input_matrix</text:span><text:span text:style-name="T6">(rows, cols):</text:span></text:p>
          </draw:text-box>
        </draw:frame>
        <draw:frame draw:style-name="gr3" draw:text-style-name="P4" draw:layer="layout" svg:width="14.44cm" svg:height="0.446cm" svg:x="3.238cm" svg:y="16.319cm">
          <draw:text-box>
            <text:p text:style-name="P3"><text:span text:style-name="T4">return</text:span><text:span text:style-name="T6"> [[</text:span><text:span text:style-name="T7">float</text:span><text:span text:style-name="T6">(</text:span><text:span text:style-name="T7">input</text:span><text:span text:style-name="T6">(</text:span><text:span text:style-name="T8">f"Введите элемент матрицы [</text:span><text:span text:style-name="T4">{</text:span><text:span text:style-name="T6">i</text:span><text:span text:style-name="T4">}</text:span><text:span text:style-name="T8">][</text:span><text:span text:style-name="T4">{</text:span><text:span text:style-name="T6">j</text:span><text:span text:style-name="T4">}</text:span><text:span text:style-name="T8">]: "</text:span><text:span text:style-name="T6">))</text:span></text:p>
          </draw:text-box>
        </draw:frame>
        <draw:frame draw:style-name="gr3" draw:text-style-name="P4" draw:layer="layout" svg:width="10.016cm" svg:height="0.446cm" svg:x="2.54cm" svg:y="16.824cm">
          <draw:text-box>
            <text:p text:style-name="P3"><text:span text:style-name="T4">for</text:span><text:span text:style-name="T6"> j</text:span><text:span text:style-name="T4"> in</text:span><text:span text:style-name="T7"> range</text:span><text:span text:style-name="T6">(cols)]</text:span><text:span text:style-name="T4"> for</text:span><text:span text:style-name="T6"> i</text:span><text:span text:style-name="T4"> in</text:span><text:span text:style-name="T7"> range</text:span><text:span text:style-name="T6">(rows)]</text:span></text:p>
          </draw:text-box>
        </draw:frame>
        <draw:frame draw:style-name="gr3" draw:text-style-name="P4" draw:layer="layout" svg:width="6.755cm" svg:height="0.446cm" svg:x="2.54cm" svg:y="17.835cm">
          <draw:text-box>
            <text:p text:style-name="P3"><text:span text:style-name="T4">def</text:span><text:span text:style-name="T5"> modify_column</text:span><text:span text:style-name="T6">(matrix, n):</text:span></text:p>
          </draw:text-box>
        </draw:frame>
        <draw:frame draw:style-name="gr3" draw:text-style-name="P4" draw:layer="layout" svg:width="11.645cm" svg:height="0.446cm" svg:x="3.238cm" svg:y="18.341cm">
          <draw:text-box>
            <text:p text:style-name="P3"><text:span text:style-name="T4">return</text:span><text:span text:style-name="T6"> [[row[j] *</text:span><text:span text:style-name="T9"> 2</text:span><text:span text:style-name="T4"> if</text:span><text:span text:style-name="T6"> j == n</text:span><text:span text:style-name="T4"> else</text:span><text:span text:style-name="T6"> row[j]</text:span><text:span text:style-name="T4"> for</text:span><text:span text:style-name="T6"> j</text:span><text:span text:style-name="T4"> in</text:span></text:p>
          </draw:text-box>
        </draw:frame>
        <draw:frame draw:style-name="gr3" draw:text-style-name="P4" draw:layer="layout" svg:width="8.152cm" svg:height="0.446cm" svg:x="2.54cm" svg:y="18.847cm">
          <draw:text-box>
            <text:p text:style-name="P3"><text:span text:style-name="T7">range</text:span><text:span text:style-name="T6">(</text:span><text:span text:style-name="T7">len</text:span><text:span text:style-name="T6">(row))]</text:span><text:span text:style-name="T4"> for</text:span><text:span text:style-name="T6"> row</text:span><text:span text:style-name="T4"> in</text:span><text:span text:style-name="T6"> matrix]</text:span></text:p>
          </draw:text-box>
        </draw:frame>
        <draw:frame draw:style-name="gr3" draw:text-style-name="P4" draw:layer="layout" svg:width="2.564cm" svg:height="0.446cm" svg:x="2.54cm" svg:y="19.858cm">
          <draw:text-box>
            <text:p text:style-name="P3"><text:span text:style-name="T4">def</text:span><text:span text:style-name="T5"> main</text:span><text:span text:style-name="T6">():</text:span></text:p>
          </draw:text-box>
        </draw:frame>
        <draw:frame draw:style-name="gr3" draw:text-style-name="P4" draw:layer="layout" svg:width="9.548cm" svg:height="0.446cm" svg:x="3.238cm" svg:y="20.363cm">
          <draw:text-box>
            <text:p text:style-name="P3"><text:span text:style-name="T6">rows, cols, n = input_matrix_dimensions()</text:span></text:p>
          </draw:text-box>
        </draw:frame>
        <draw:frame draw:style-name="gr3" draw:text-style-name="P4" draw:layer="layout" svg:width="7.686cm" svg:height="0.446cm" svg:x="3.238cm" svg:y="20.869cm">
          <draw:text-box>
            <text:p text:style-name="P3"><text:span text:style-name="T6">matrix = input_matrix(rows, cols)</text:span></text:p>
          </draw:text-box>
        </draw:frame>
        <draw:frame draw:style-name="gr3" draw:text-style-name="P4" draw:layer="layout" svg:width="9.781cm" svg:height="0.446cm" svg:x="3.238cm" svg:y="21.374cm">
          <draw:text-box>
            <text:p text:style-name="P3"><text:span text:style-name="T6">modified_matrix = modify_column(matrix, n)</text:span></text:p>
          </draw:text-box>
        </draw:frame>
        <draw:frame draw:style-name="gr3" draw:text-style-name="P4" draw:layer="layout" svg:width="6.522cm" svg:height="0.446cm" svg:x="3.238cm" svg:y="21.88cm">
          <draw:text-box>
            <text:p text:style-name="P3"><text:span text:style-name="T7">print</text:span><text:span text:style-name="T6">(</text:span><text:span text:style-name="T8">"Измененная матрица:"</text:span><text:span text:style-name="T6">)</text:span></text:p>
          </draw:text-box>
        </draw:frame>
        <draw:frame draw:style-name="gr3" draw:text-style-name="P4" draw:layer="layout" svg:width="6.289cm" svg:height="0.446cm" svg:x="3.238cm" svg:y="22.385cm">
          <draw:text-box>
            <text:p text:style-name="P3"><text:span text:style-name="T4">for</text:span><text:span text:style-name="T6"> row</text:span><text:span text:style-name="T4"> in</text:span><text:span text:style-name="T6"> modified_matrix:</text:span></text:p>
          </draw:text-box>
        </draw:frame>
        <draw:frame draw:style-name="gr3" draw:text-style-name="P4" draw:layer="layout" svg:width="2.33cm" svg:height="0.446cm" svg:x="4.169cm" svg:y="22.891cm">
          <draw:text-box>
            <text:p text:style-name="P3"><text:span text:style-name="T7">print</text:span><text:span text:style-name="T6">(row)</text:span></text:p>
          </draw:text-box>
        </draw:frame>
        <draw:frame draw:style-name="gr3" draw:text-style-name="P4" draw:layer="layout" svg:width="6.056cm" svg:height="0.446cm" svg:x="2.54cm" svg:y="23.902cm">
          <draw:text-box>
            <text:p text:style-name="P3"><text:span text:style-name="T4">if</text:span><text:span text:style-name="T6"> __name__ ==</text:span><text:span text:style-name="T8"> "__main__"</text:span><text:span text:style-name="T6">:</text:span></text:p>
          </draw:text-box>
        </draw:frame>
        <draw:frame draw:style-name="gr3" draw:text-style-name="P4" draw:layer="layout" svg:width="1.399cm" svg:height="0.446cm" svg:x="3.238cm" svg:y="24.407cm">
          <draw:text-box>
            <text:p text:style-name="P3"><text:span text:style-name="T6">main()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3.069cm" svg:viewBox="0 0 15946 530" draw:points="0,0 15946,0 15946,530 0,530">
          <text:p/>
        </draw:polygon>
        <draw:polygon draw:style-name="gr2" draw:text-style-name="P2" draw:layer="layout" svg:width="15.945cm" svg:height="0.529cm" svg:x="2.54cm" svg:y="3.563cm" svg:viewBox="0 0 15946 530" draw:points="0,0 15946,0 15946,530 0,530">
          <text:p/>
        </draw:polygon>
        <draw:polygon draw:style-name="gr2" draw:text-style-name="P2" draw:layer="layout" svg:width="15.945cm" svg:height="0.53cm" svg:x="2.54cm" svg:y="4.056cm" svg:viewBox="0 0 15946 531" draw:points="0,0 15946,0 15946,531 0,531">
          <text:p/>
        </draw:polygon>
        <draw:polygon draw:style-name="gr2" draw:text-style-name="P2" draw:layer="layout" svg:width="15.945cm" svg:height="0.529cm" svg:x="2.54cm" svg:y="4.586cm" svg:viewBox="0 0 15946 530" draw:points="0,0 15946,0 15946,530 0,530">
          <text:p/>
        </draw:polygon>
        <draw:polygon draw:style-name="gr2" draw:text-style-name="P2" draw:layer="layout" svg:width="15.945cm" svg:height="0.53cm" svg:x="2.54cm" svg:y="5.079cm" svg:viewBox="0 0 15946 531" draw:points="0,0 15946,0 15946,531 0,531">
          <text:p/>
        </draw:polygon>
        <draw:polygon draw:style-name="gr2" draw:text-style-name="P2" draw:layer="layout" svg:width="15.945cm" svg:height="0.53cm" svg:x="2.54cm" svg:y="5.573cm" svg:viewBox="0 0 15946 531" draw:points="0,0 15946,0 15946,531 0,531">
          <text:p/>
        </draw:polygon>
        <draw:polygon draw:style-name="gr2" draw:text-style-name="P2" draw:layer="layout" svg:width="15.945cm" svg:height="0.529cm" svg:x="2.54cm" svg:y="6.103cm" svg:viewBox="0 0 15946 530" draw:points="0,0 15946,0 15946,530 0,530">
          <text:p/>
        </draw:polygon>
        <draw:polygon draw:style-name="gr2" draw:text-style-name="P2" draw:layer="layout" svg:width="15.945cm" svg:height="0.53cm" svg:x="2.54cm" svg:y="6.596cm" svg:viewBox="0 0 15946 531" draw:points="0,0 15946,0 15946,531 0,531">
          <text:p/>
        </draw:polygon>
        <draw:polygon draw:style-name="gr2" draw:text-style-name="P2" draw:layer="layout" svg:width="15.945cm" svg:height="0.53cm" svg:x="2.54cm" svg:y="7.09cm" svg:viewBox="0 0 15946 531" draw:points="0,0 15946,0 15946,531 0,531">
          <text:p/>
        </draw:polygon>
        <draw:polygon draw:style-name="gr2" draw:text-style-name="P2" draw:layer="layout" svg:width="15.945cm" svg:height="0.529cm" svg:x="2.54cm" svg:y="7.62cm" svg:viewBox="0 0 15946 530" draw:points="0,0 15946,0 15946,530 0,530">
          <text:p/>
        </draw:polygon>
        <draw:polygon draw:style-name="gr2" draw:text-style-name="P2" draw:layer="layout" svg:width="15.945cm" svg:height="0.53cm" svg:x="2.54cm" svg:y="8.113cm" svg:viewBox="0 0 15946 531" draw:points="0,0 15946,0 15946,531 0,531">
          <text:p/>
        </draw:polygon>
        <draw:polygon draw:style-name="gr2" draw:text-style-name="P2" draw:layer="layout" svg:width="15.945cm" svg:height="0.529cm" svg:x="2.54cm" svg:y="8.607cm" svg:viewBox="0 0 15946 530" draw:points="0,0 15946,0 15946,530 0,530">
          <text:p/>
        </draw:polygon>
        <draw:polygon draw:style-name="gr2" draw:text-style-name="P2" draw:layer="layout" svg:width="15.945cm" svg:height="0.53cm" svg:x="2.54cm" svg:y="9.136cm" svg:viewBox="0 0 15946 531" draw:points="0,0 15946,0 15946,531 0,531">
          <text:p/>
        </draw:polygon>
        <draw:polygon draw:style-name="gr2" draw:text-style-name="P2" draw:layer="layout" svg:width="15.945cm" svg:height="0.53cm" svg:x="2.54cm" svg:y="9.63cm" svg:viewBox="0 0 15946 531" draw:points="0,0 15946,0 15946,531 0,531">
          <text:p/>
        </draw:polygon>
        <draw:polygon draw:style-name="gr2" draw:text-style-name="P2" draw:layer="layout" svg:width="15.945cm" svg:height="0.529cm" svg:x="2.54cm" svg:y="10.124cm" svg:viewBox="0 0 15946 530" draw:points="0,0 15946,0 15946,530 0,530">
          <text:p/>
        </draw:polygon>
        <draw:polygon draw:style-name="gr2" draw:text-style-name="P2" draw:layer="layout" svg:width="15.945cm" svg:height="0.529cm" svg:x="2.54cm" svg:y="10.618cm" svg:viewBox="0 0 15946 530" draw:points="0,0 15946,0 15946,530 0,530">
          <text:p/>
        </draw:polygon>
        <draw:frame draw:style-name="gr3" draw:text-style-name="P4" draw:layer="layout" svg:width="0.387cm" svg:height="0.433cm" svg:x="2.54cm" svg:y="2.553cm">
          <draw:text-box>
            <text:p text:style-name="P3"><text:span text:style-name="T2">2)</text:span></text:p>
          </draw:text-box>
        </draw:frame>
        <draw:frame draw:style-name="gr3" draw:text-style-name="P4" draw:layer="layout" svg:width="11.877cm" svg:height="0.446cm" svg:x="2.54cm" svg:y="3.053cm">
          <draw:text-box>
            <text:p text:style-name="P3"><text:span text:style-name="T3">#В матрице элементы последней строки заменить на 0.</text:span></text:p>
          </draw:text-box>
        </draw:frame>
        <draw:frame draw:style-name="gr3" draw:text-style-name="P4" draw:layer="layout" svg:width="9.316cm" svg:height="0.446cm" svg:x="2.54cm" svg:y="3.559cm">
          <draw:text-box>
            <text:p text:style-name="P3"><text:span text:style-name="T4">def</text:span><text:span text:style-name="T5"> replace_last_row_with_zeros</text:span><text:span text:style-name="T6">(matrix):</text:span></text:p>
          </draw:text-box>
        </draw:frame>
        <draw:frame draw:style-name="gr3" draw:text-style-name="P4" draw:layer="layout" svg:width="7.452cm" svg:height="0.446cm" svg:x="3.238cm" svg:y="4.064cm">
          <draw:text-box>
            <text:p text:style-name="P3"><text:span text:style-name="T6">last_row_index =</text:span><text:span text:style-name="T7"> len</text:span><text:span text:style-name="T6">(matrix) -</text:span><text:span text:style-name="T9"> 1</text:span></text:p>
          </draw:text-box>
        </draw:frame>
        <draw:frame draw:style-name="gr3" draw:text-style-name="P4" draw:layer="layout" svg:width="15.136cm" svg:height="0.446cm" svg:x="3.238cm" svg:y="4.57cm">
          <draw:text-box>
            <text:p text:style-name="P3"><text:span text:style-name="T4">return</text:span><text:span text:style-name="T6"> [ [</text:span><text:span text:style-name="T9">0</text:span><text:span text:style-name="T4"> if</text:span><text:span text:style-name="T6"> row == matrix[last_row_index]</text:span><text:span text:style-name="T4"> else</text:span><text:span text:style-name="T6"> value</text:span><text:span text:style-name="T4"> for</text:span><text:span text:style-name="T6"> value</text:span></text:p>
          </draw:text-box>
        </draw:frame>
        <draw:frame draw:style-name="gr3" draw:text-style-name="P4" draw:layer="layout" svg:width="6.056cm" svg:height="0.446cm" svg:x="2.54cm" svg:y="5.075cm">
          <draw:text-box>
            <text:p text:style-name="P3"><text:span text:style-name="T4">in</text:span><text:span text:style-name="T6"> row]</text:span><text:span text:style-name="T4"> for</text:span><text:span text:style-name="T6"> row</text:span><text:span text:style-name="T4"> in</text:span><text:span text:style-name="T6"> matrix]</text:span></text:p>
          </draw:text-box>
        </draw:frame>
        <draw:frame draw:style-name="gr3" draw:text-style-name="P4" draw:layer="layout" svg:width="2.33cm" svg:height="0.446cm" svg:x="2.54cm" svg:y="6.086cm">
          <draw:text-box>
            <text:p text:style-name="P3"><text:span text:style-name="T6">matrix = [</text:span></text:p>
          </draw:text-box>
        </draw:frame>
        <draw:frame draw:style-name="gr3" draw:text-style-name="P4" draw:layer="layout" svg:width="2.332cm" svg:height="0.446cm" svg:x="3.238cm" svg:y="6.592cm">
          <draw:text-box>
            <text:p text:style-name="P3"><text:span text:style-name="T6">[</text:span><text:span text:style-name="T9">1</text:span><text:span text:style-name="T6">,</text:span><text:span text:style-name="T9"> 2</text:span><text:span text:style-name="T6">,</text:span><text:span text:style-name="T9"> 3</text:span><text:span text:style-name="T6">],</text:span></text:p>
          </draw:text-box>
        </draw:frame>
        <draw:frame draw:style-name="gr3" draw:text-style-name="P4" draw:layer="layout" svg:width="2.332cm" svg:height="0.446cm" svg:x="3.238cm" svg:y="7.097cm">
          <draw:text-box>
            <text:p text:style-name="P3"><text:span text:style-name="T6">[</text:span><text:span text:style-name="T9">4</text:span><text:span text:style-name="T6">,</text:span><text:span text:style-name="T9"> 5</text:span><text:span text:style-name="T6">,</text:span><text:span text:style-name="T9"> 6</text:span><text:span text:style-name="T6">],</text:span></text:p>
          </draw:text-box>
        </draw:frame>
        <draw:frame draw:style-name="gr3" draw:text-style-name="P4" draw:layer="layout" svg:width="2.099cm" svg:height="0.446cm" svg:x="3.238cm" svg:y="7.603cm">
          <draw:text-box>
            <text:p text:style-name="P3"><text:span text:style-name="T6">[</text:span><text:span text:style-name="T9">7</text:span><text:span text:style-name="T6">,</text:span><text:span text:style-name="T9"> 8</text:span><text:span text:style-name="T6">,</text:span><text:span text:style-name="T9"> 9</text:span><text:span text:style-name="T6">]</text:span></text:p>
          </draw:text-box>
        </draw:frame>
        <draw:frame draw:style-name="gr3" draw:text-style-name="P4" draw:layer="layout" svg:width="0.387cm" svg:height="0.446cm" svg:x="2.54cm" svg:y="8.108cm">
          <draw:text-box>
            <text:p text:style-name="P3"><text:span text:style-name="T6">]</text:span></text:p>
          </draw:text-box>
        </draw:frame>
        <draw:frame draw:style-name="gr3" draw:text-style-name="P4" draw:layer="layout" svg:width="10.247cm" svg:height="0.446cm" svg:x="2.54cm" svg:y="9.119cm">
          <draw:text-box>
            <text:p text:style-name="P3"><text:span text:style-name="T6">matrix = replace_last_row_with_zeros(matrix)</text:span></text:p>
          </draw:text-box>
        </draw:frame>
        <draw:frame draw:style-name="gr3" draw:text-style-name="P4" draw:layer="layout" svg:width="4.194cm" svg:height="0.446cm" svg:x="2.54cm" svg:y="10.13cm">
          <draw:text-box>
            <text:p text:style-name="P3"><text:span text:style-name="T4">for</text:span><text:span text:style-name="T6"> row</text:span><text:span text:style-name="T4"> in</text:span><text:span text:style-name="T6"> matrix:</text:span></text:p>
          </draw:text-box>
        </draw:frame>
        <draw:frame draw:style-name="gr3" draw:text-style-name="P4" draw:layer="layout" svg:width="2.33cm" svg:height="0.446cm" svg:x="3.238cm" svg:y="10.636cm">
          <draw:text-box>
            <text:p text:style-name="P3"><text:span text:style-name="T7">print</text:span><text:span text:style-name="T6">(row)</text:span></text:p>
          </draw:text-box>
        </draw:frame>
        <draw:frame draw:style-name="gr3" draw:text-style-name="P4" draw:layer="layout" svg:width="5.903cm" svg:height="0.433cm" svg:x="2.54cm" svg:y="14.233cm">
          <draw:text-box>
            <text:p text:style-name="P3"><text:span text:style-name="T2">Протокол работы программы:</text:span></text:p>
          </draw:text-box>
        </draw:frame>
        <draw:frame draw:style-name="gr3" draw:text-style-name="P4" draw:layer="layout" svg:width="12.749cm" svg:height="0.433cm" svg:x="2.54cm" svg:y="14.747cm">
          <draw:text-box>
            <text:p text:style-name="P3"><text:span text:style-name="T1">1)/usr/bin/python3.9 /home/student/Документы/uc27klipan/pz/pz 13/13.py</text:span></text:p>
          </draw:text-box>
        </draw:frame>
        <draw:frame draw:style-name="gr3" draw:text-style-name="P4" draw:layer="layout" svg:width="6.902cm" svg:height="0.433cm" svg:x="2.54cm" svg:y="15.26cm">
          <draw:text-box>
            <text:p text:style-name="P3"><text:span text:style-name="T1">Введите количество строк матрицы: 2</text:span></text:p>
          </draw:text-box>
        </draw:frame>
        <draw:frame draw:style-name="gr3" draw:text-style-name="P4" draw:layer="layout" svg:width="7.618cm" svg:height="0.433cm" svg:x="2.54cm" svg:y="15.773cm">
          <draw:text-box>
            <text:p text:style-name="P3"><text:span text:style-name="T1">Введите количество столбцов матрицы: 2</text:span></text:p>
          </draw:text-box>
        </draw:frame>
        <draw:frame draw:style-name="gr3" draw:text-style-name="P4" draw:layer="layout" svg:width="13.896cm" svg:height="0.433cm" svg:x="2.54cm" svg:y="16.286cm">
          <draw:text-box>
            <text:p text:style-name="P3"><text:span text:style-name="T1">Введите номер столбца (отсчет начинается с 0), который нужно изменить: 0</text:span></text:p>
          </draw:text-box>
        </draw:frame>
        <draw:frame draw:style-name="gr3" draw:text-style-name="P4" draw:layer="layout" svg:width="6.276cm" svg:height="0.433cm" svg:x="2.54cm" svg:y="16.799cm">
          <draw:text-box>
            <text:p text:style-name="P3"><text:span text:style-name="T1">Введите элемент матрицы [0][0]: 1</text:span></text:p>
          </draw:text-box>
        </draw:frame>
        <draw:frame draw:style-name="gr3" draw:text-style-name="P4" draw:layer="layout" svg:width="6.276cm" svg:height="0.433cm" svg:x="2.54cm" svg:y="17.312cm">
          <draw:text-box>
            <text:p text:style-name="P3"><text:span text:style-name="T1">Введите элемент матрицы [0][1]: 2</text:span></text:p>
          </draw:text-box>
        </draw:frame>
        <draw:frame draw:style-name="gr3" draw:text-style-name="P4" draw:layer="layout" svg:width="6.276cm" svg:height="0.433cm" svg:x="2.54cm" svg:y="17.826cm">
          <draw:text-box>
            <text:p text:style-name="P3"><text:span text:style-name="T1">Введите элемент матрицы [1][0]: 3</text:span></text:p>
          </draw:text-box>
        </draw:frame>
        <draw:frame draw:style-name="gr3" draw:text-style-name="P4" draw:layer="layout" svg:width="6.276cm" svg:height="0.433cm" svg:x="2.54cm" svg:y="18.339cm">
          <draw:text-box>
            <text:p text:style-name="P3"><text:span text:style-name="T1">Введите элемент матрицы [1][1]: 4</text:span></text:p>
          </draw:text-box>
        </draw:frame>
        <draw:frame draw:style-name="gr3" draw:text-style-name="P4" draw:layer="layout" svg:width="3.986cm" svg:height="0.433cm" svg:x="2.54cm" svg:y="18.852cm">
          <draw:text-box>
            <text:p text:style-name="P3"><text:span text:style-name="T1">Измененная матрица:</text:span></text:p>
          </draw:text-box>
        </draw:frame>
        <draw:frame draw:style-name="gr3" draw:text-style-name="P4" draw:layer="layout" svg:width="1.526cm" svg:height="0.433cm" svg:x="2.54cm" svg:y="19.365cm">
          <draw:text-box>
            <text:p text:style-name="P3"><text:span text:style-name="T1">[2.0, 2.0]</text:span></text:p>
          </draw:text-box>
        </draw:frame>
        <draw:frame draw:style-name="gr3" draw:text-style-name="P4" draw:layer="layout" svg:width="1.526cm" svg:height="0.433cm" svg:x="2.54cm" svg:y="19.878cm">
          <draw:text-box>
            <text:p text:style-name="P3"><text:span text:style-name="T1">[6.0, 4.0]</text:span></text:p>
          </draw:text-box>
        </draw:frame>
        <draw:frame draw:style-name="gr3" draw:text-style-name="P4" draw:layer="layout" svg:width="5.649cm" svg:height="0.433cm" svg:x="2.54cm" svg:y="20.905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13.075cm" svg:height="0.433cm" svg:x="2.54cm" svg:y="21.931cm">
          <draw:text-box>
            <text:p text:style-name="P3"><text:span text:style-name="T1">2)/usr/bin/python3.9 /home/student/Документы/uc27klipan/pz/pz 13/13.2.py</text:span></text:p>
          </draw:text-box>
        </draw:frame>
        <draw:frame draw:style-name="gr3" draw:text-style-name="P4" draw:layer="layout" svg:width="1.31cm" svg:height="0.433cm" svg:x="2.54cm" svg:y="22.444cm">
          <draw:text-box>
            <text:p text:style-name="P3"><text:span text:style-name="T1">[1, 2, 3]</text:span></text:p>
          </draw:text-box>
        </draw:frame>
        <draw:frame draw:style-name="gr3" draw:text-style-name="P4" draw:layer="layout" svg:width="1.31cm" svg:height="0.433cm" svg:x="2.54cm" svg:y="22.957cm">
          <draw:text-box>
            <text:p text:style-name="P3"><text:span text:style-name="T1">[4, 5, 6]</text:span></text:p>
          </draw:text-box>
        </draw:frame>
        <draw:frame draw:style-name="gr3" draw:text-style-name="P4" draw:layer="layout" svg:width="1.31cm" svg:height="0.433cm" svg:x="2.54cm" svg:y="23.47cm">
          <draw:text-box>
            <text:p text:style-name="P3"><text:span text:style-name="T1">[0, 0, 0]</text:span></text:p>
          </draw:text-box>
        </draw:frame>
        <draw:frame draw:style-name="gr3" draw:text-style-name="P4" draw:layer="layout" svg:width="5.649cm" svg:height="0.433cm" svg:x="2.54cm" svg:y="24.497cm">
          <draw:text-box>
            <text:p text:style-name="P3"><text:span text:style-name="T1">Process finished with exit code 0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1.471cm" svg:height="0.433cm" svg:x="2.54cm" svg:y="2.553cm">
          <draw:text-box>
            <text:p text:style-name="P3"><text:span text:style-name="T2">Вывод:</text:span></text:p>
          </draw:text-box>
        </draw:frame>
        <draw:frame draw:style-name="gr3" draw:text-style-name="P4" draw:layer="layout" svg:width="13.705cm" svg:height="0.433cm" svg:x="2.54cm" svg:y="3.066cm">
          <draw:text-box>
            <text:p text:style-name="P3"><text:span text:style-name="T1">Мы закрепити усвоенные знания, понятия, алгоритмы, основные принципы</text:span></text:p>
          </draw:text-box>
        </draw:frame>
        <draw:frame draw:style-name="gr3" draw:text-style-name="P4" draw:layer="layout" svg:width="15.746cm" svg:height="0.433cm" svg:x="2.54cm" svg:y="3.579cm">
          <draw:text-box>
            <text:p text:style-name="P3"><text:span text:style-name="T1">составления программ, приобрели навыки составление программ с использованием с</text:span></text:p>
          </draw:text-box>
        </draw:frame>
        <draw:frame draw:style-name="gr3" draw:text-style-name="P4" draw:layer="layout" svg:width="6.314cm" svg:height="0.433cm" svg:x="2.54cm" svg:y="4.092cm">
          <draw:text-box>
            <text:p text:style-name="P3"><text:span text:style-name="T1">матриц в IDE PyCharm Community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ourierNew" svg:font-family="CourierNew"/>
    <style:font-face style:name="CourierNew1" svg:font-family="CourierNew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6-28T16:52:02.854094577</dc:date>
    <meta:editing-duration>PT34S</meta:editing-duration>
    <meta:editing-cycles>1</meta:editing-cycles>
    <meta:document-statistic meta:object-count="116"/>
    <meta:generator>LibreOffice/7.3.7.2$Linux_X86_64 LibreOffice_project/30$Build-2</meta:generator>
  </office:meta>
</office:document-meta>
</file>